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1300000105A7E6D2A3.jpg" manifest:media-type="image/jpeg"/>
  <manifest:file-entry manifest:full-path="Pictures/10000000000002C5000002C5A02F4947.png" manifest:media-type="image/png"/>
  <manifest:file-entry manifest:full-path="Pictures/10000000000004B0000002D17EA7FAC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05cm" svg:height="2.97cm" svg:x="5.85cm" svg:y="2.83cm">
          <draw:image xlink:href="Pictures/100000000000021300000105A7E6D2A3.jpg" xlink:type="simple" xlink:show="embed" xlink:actuate="onLoad">
            <text:p/>
          </draw:image>
        </draw:frame>
        <draw:frame draw:style-name="gr1" draw:text-style-name="P1" draw:layer="layout" svg:width="5cm" svg:height="5cm" svg:x="0.3cm" svg:y="2cm">
          <draw:image xlink:href="Pictures/10000000000002C5000002C5A02F4947.png" xlink:type="simple" xlink:show="embed" xlink:actuate="onLoad">
            <text:p/>
          </draw:image>
        </draw:frame>
        <draw:frame draw:style-name="gr1" draw:text-style-name="P1" draw:layer="layout" svg:width="6cm" svg:height="3.6cm" svg:x="11.9cm" svg:y="2.5cm">
          <draw:image xlink:href="Pictures/10000000000004B0000002D17EA7FA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5T13:41:32</meta:creation-date>
    <dc:date>2013-04-25T13:43:51</dc:date>
    <dc:creator>Robin </dc:creator>
    <meta:editing-duration>PT1M15S</meta:editing-duration>
    <meta:editing-cycles>2</meta:editing-cycles>
    <meta:generator>LibreOffice/3.5$Linux_x86 LibreOffice_project/350m1$Build-2</meta:generator>
    <meta:document-statistic meta:object-count="3"/>
  </office:meta>
</office:document-meta>
</file>